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7.09pt"/>
    </style:style>
    <style:style style:name="co2" style:family="table-column">
      <style:table-column-properties fo:break-before="auto" style:column-width="137.4pt"/>
    </style:style>
    <style:style style:name="co3" style:family="table-column">
      <style:table-column-properties fo:break-before="auto" style:column-width="139.6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xperiment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Average Time for Addition</text:p>
          </table:table-cell>
          <table:table-cell office:value-type="string" calcext:value-type="string">
            <text:p>Average time to transpose</text:p>
          </table:table-cell>
        </table:table-row>
        <table:table-row table:style-name="ro1">
          <table:table-cell office:value-type="string" calcext:value-type="string">
            <text:p>Experiment 0: Initial</text:p>
          </table:table-cell>
          <table:table-cell/>
          <table:table-cell office:value-type="float" office:value="0.21608" calcext:value-type="float">
            <text:p>0.21608</text:p>
          </table:table-cell>
          <table:table-cell office:value-type="float" office:value="0.40924" calcext:value-type="float">
            <text:p>0.40924</text:p>
          </table:table-cell>
        </table:table-row>
        <table:table-row table:style-name="ro1">
          <table:table-cell office:value-type="string" calcext:value-type="string">
            <text:p>Experiment 1: Using omp parallel for</text:p>
          </table:table-cell>
          <table:table-cell/>
          <table:table-cell office:value-type="float" office:value="0.12474" calcext:value-type="float">
            <text:p>0.12474</text:p>
          </table:table-cell>
          <table:table-cell office:value-type="float" office:value="0.39118" calcext:value-type="float">
            <text:p>0.39118</text:p>
          </table:table-cell>
        </table:table-row>
        <table:table-row table:style-name="ro1">
          <table:table-cell office:value-type="string" calcext:value-type="string">
            <text:p>Experiment 2: Using omp parallel for schedule(dynamic)</text:p>
          </table:table-cell>
          <table:table-cell/>
          <table:table-cell office:value-type="float" office:value="0.11341" calcext:value-type="float">
            <text:p>0.11341</text:p>
          </table:table-cell>
          <table:table-cell office:value-type="float" office:value="0.39338" calcext:value-type="float">
            <text:p>0.39338</text:p>
          </table:table-cell>
        </table:table-row>
        <table:table-row table:style-name="ro1">
          <table:table-cell office:value-type="string" calcext:value-type="string">
            <text:p>Experiment 3: Using omp parallel for schedule(dynamic,2)</text:p>
          </table:table-cell>
          <table:table-cell/>
          <table:table-cell office:value-type="float" office:value="0.11337" calcext:value-type="float">
            <text:p>0.11337</text:p>
          </table:table-cell>
          <table:table-cell office:value-type="float" office:value="0.38448" calcext:value-type="float">
            <text:p>0.38448</text:p>
          </table:table-cell>
        </table:table-row>
        <table:table-row table:style-name="ro1">
          <table:table-cell office:value-type="string" calcext:value-type="string">
            <text:p>Experiment 4: Using the omp parallel block</text:p>
          </table:table-cell>
          <table:table-cell/>
          <table:table-cell office:value-type="float" office:value="0.12581" calcext:value-type="float">
            <text:p>0.12581</text:p>
          </table:table-cell>
          <table:table-cell office:value-type="float" office:value="0.3956" calcext:value-type="float">
            <text:p>0.3956</text:p>
          </table:table-cell>
        </table:table-row>
        <table:table-row table:style-name="ro1">
          <table:table-cell table:style-name="ce1" office:value-type="string" calcext:value-type="string">
            <text:p>Experiment 5: Controlling the Number of Threads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21394" calcext:value-type="float">
            <text:p>0.21394</text:p>
          </table:table-cell>
          <table:table-cell office:value-type="float" office:value="0.39376" calcext:value-type="float">
            <text:p>0.3937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4388" calcext:value-type="float">
            <text:p>0.14388</text:p>
          </table:table-cell>
          <table:table-cell office:value-type="float" office:value="0.39374" calcext:value-type="float">
            <text:p>0.3937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12012" calcext:value-type="float">
            <text:p>0.12012</text:p>
          </table:table-cell>
          <table:table-cell office:value-type="float" office:value="0.38783" calcext:value-type="float">
            <text:p>0.3878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2552" calcext:value-type="float">
            <text:p>0.12552</text:p>
          </table:table-cell>
          <table:table-cell office:value-type="float" office:value="0.38469" calcext:value-type="float">
            <text:p>0.384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12106" calcext:value-type="float">
            <text:p>0.12106</text:p>
          </table:table-cell>
          <table:table-cell office:value-type="float" office:value="0.38927" calcext:value-type="float">
            <text:p>0.389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11931" calcext:value-type="float">
            <text:p>0.11931</text:p>
          </table:table-cell>
          <table:table-cell office:value-type="float" office:value="0.39762" calcext:value-type="float">
            <text:p>0.3976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1852" calcext:value-type="float">
            <text:p>0.11852</text:p>
          </table:table-cell>
          <table:table-cell office:value-type="float" office:value="0.38695" calcext:value-type="float">
            <text:p>0.386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11976" calcext:value-type="float">
            <text:p>0.11976</text:p>
          </table:table-cell>
          <table:table-cell office:value-type="float" office:value="0.38849" calcext:value-type="float">
            <text:p>0.3884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11701" calcext:value-type="float">
            <text:p>0.11701</text:p>
          </table:table-cell>
          <table:table-cell office:value-type="float" office:value="0.39662" calcext:value-type="float">
            <text:p>0.3966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11655" calcext:value-type="float">
            <text:p>0.11655</text:p>
          </table:table-cell>
          <table:table-cell office:value-type="float" office:value="0.4025" calcext:value-type="float">
            <text:p>0.4025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Which of our four approaches provides the best performance for each operation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eriment 3 has the best performanc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hy 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hen one thread does it job it goes and helps the second on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20:35:26.433429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20:35:28.271742572</meta:creation-date>
    <meta:editing-duration>PT9S</meta:editing-duration>
    <meta:editing-cycles>2</meta:editing-cycles>
    <meta:generator>LibreOffice/6.0.7.3$Linux_X86_64 LibreOffice_project/00m0$Build-3</meta:generator>
    <dc:date>2020-05-17T20:58:13.840951512</dc:date>
    <meta:document-statistic meta:table-count="1" meta:cell-count="54" meta:object-count="0"/>
    <meta:user-defined meta:name="ProgId">Excel.Sheet</meta:user-defined>
  </office:meta>
</office:document-meta>
</file>